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4e18e" officeooo:paragraph-rsid="0004e18e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9pt" fo:letter-spacing="normal" fo:font-style="normal" fo:font-weight="normal" officeooo:rsid="0004e18e" officeooo:paragraph-rsid="0004e18e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 Source Power Supply</text:p>
      <text:p text:style-name="P4"/>
      <text:p text:style-name="P4">Technical Requirement Specification</text:p>
      <text:p text:style-name="P4"/>
      <text:p text:style-name="P4"/>
      <text:p text:style-name="P5"/>
      <text:p text:style-name="P1">Use of a Laptop / readily available Power Suppl</text:p>
      <text:p text:style-name="P1">Variable output voltage and current limit</text:p>
      <text:p text:style-name="P1">Low BoM Cost – use of CoTs enclosure</text:p>
      <text:p text:style-name="P2"><text:span text:style-name="T1"> </text:span><text:span text:style-name="T2">USB Type C – if we have time, it would be good to put this support in</text:span></text:p>
      <text:p text:style-name="P2"/>
      <text:p text:style-name="P6">Variable SMPS can use a shunt regulator to make it variable </text:p>
      <text:p text:style-name="P3"><text:a xlink:type="simple" xlink:href="http://www.homemade-circuits.com/2015/04/how-to-make-variable-smps-driver-circuit.html">http://www.homemade-circuits.com/2015/04/how-to-make-variable-smps-driver-circuit.html</text:a><text:span text:style-name="T2"> </text:span></text:p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3:07:29.09</meta:creation-date>
    <dc:date>2016-06-19T11:54:43.945319593</dc:date>
    <meta:editing-duration>PT4M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57" meta:character-count="400" meta:non-whitespace-character-count="346"/>
  </office:meta>
</office:document-meta>
</file>